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time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style:tab-stops>
          <style:tab-stop style:position="5.909cm"/>
          <style:tab-stop style:position="16.434cm"/>
          <style:tab-stop style:position="21.902cm"/>
        </style:tab-stops>
      </style:paragraph-properties>
      <style:text-properties style:text-line-through-style="none" fo:font-size="16pt" fo:language="fr" fo:country="FR" fo:background-color="transparent" style:font-size-asian="16pt" style:language-asian="zxx" style:country-asian="none" style:font-size-complex="16pt" style:language-complex="zxx" style:country-complex="none"/>
    </style:style>
    <style:style style:name="P3" style:family="paragraph" style:parent-style-name="Standard">
      <style:paragraph-properties>
        <style:tab-stops>
          <style:tab-stop style:position="5.909cm"/>
          <style:tab-stop style:position="16.434cm"/>
          <style:tab-stop style:position="21.902cm"/>
        </style:tab-stops>
      </style:paragraph-properties>
      <style:text-properties style:text-line-through-style="none" fo:language="fr" fo:country="FR" fo:background-color="transparent" style:language-asian="zxx" style:country-asian="none" style:language-complex="zxx" style:country-complex="none"/>
    </style:style>
    <style:style style:name="P4" style:family="paragraph" style:parent-style-name="Standard">
      <style:paragraph-properties>
        <style:tab-stops>
          <style:tab-stop style:position="5.909cm"/>
          <style:tab-stop style:position="16.434cm"/>
          <style:tab-stop style:position="21.902cm"/>
        </style:tab-stops>
      </style:paragraph-properties>
      <style:text-properties style:text-line-through-style="none" fo:language="fr" fo:country="FR" fo:font-weight="normal" fo:background-color="transparent" style:language-asian="zxx" style:country-asian="none" style:font-weight-asian="normal" style:language-complex="zxx" style:country-complex="none" style:font-weight-complex="normal"/>
    </style:style>
    <style:style style:name="P5" style:family="paragraph" style:parent-style-name="Standard">
      <style:paragraph-properties>
        <style:tab-stops>
          <style:tab-stop style:position="5.909cm"/>
          <style:tab-stop style:position="16.434cm"/>
          <style:tab-stop style:position="21.902cm"/>
        </style:tab-stops>
      </style:paragraph-properties>
      <style:text-properties style:text-line-through-style="none" fo:language="fr" fo:country="FR" fo:font-style="normal" fo:font-weight="normal" fo:background-color="transparent" style:language-asian="zxx" style:country-asian="none" style:font-style-asian="normal" style:font-weight-asian="normal" style:language-complex="zxx" style:country-complex="none" style:font-style-complex="normal" style:font-weight-complex="normal"/>
    </style:style>
    <style:style style:name="P6" style:family="paragraph" style:parent-style-name="Standard">
      <style:paragraph-properties>
        <style:tab-stops>
          <style:tab-stop style:position="5.909cm"/>
          <style:tab-stop style:position="16.434cm"/>
          <style:tab-stop style:position="21.902cm"/>
        </style:tab-stops>
      </style:paragraph-properties>
      <style:text-properties style:text-line-through-style="none" fo:font-size="12pt" fo:language="fr" fo:country="FR" fo:font-style="normal"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style:tab-stops>
          <style:tab-stop style:position="5.909cm"/>
          <style:tab-stop style:position="16.434cm"/>
          <style:tab-stop style:position="21.902cm"/>
        </style:tab-stops>
      </style:paragraph-properties>
      <style:text-properties style:text-line-through-style="none" fo:font-size="12pt" fo:language="fr" fo:country="FR" fo:font-weight="normal" fo:background-color="transparent"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style:tab-stops>
          <style:tab-stop style:position="5.909cm"/>
          <style:tab-stop style:position="16.434cm"/>
          <style:tab-stop style:position="21.902cm"/>
        </style:tab-stops>
      </style:paragraph-properties>
      <style:text-properties fo:background-color="transparent"/>
    </style:style>
    <style:style style:name="P9" style:family="paragraph" style:parent-style-name="Standard">
      <style:paragraph-properties>
        <style:tab-stops>
          <style:tab-stop style:position="5.909cm"/>
          <style:tab-stop style:position="16.434cm"/>
          <style:tab-stop style:position="21.902cm"/>
        </style:tab-stops>
      </style:paragraph-properties>
      <style:text-properties style:use-window-font-color="true" style:text-line-through-style="none" fo:language="fr" fo:country="FR" fo:background-color="transparent" style:language-asian="zxx" style:country-asian="none" style:language-complex="zxx" style:country-complex="none"/>
    </style:style>
    <style:style style:name="P10" style:family="paragraph" style:parent-style-name="Standard">
      <style:paragraph-properties fo:background-color="transparent">
        <style:tab-stops>
          <style:tab-stop style:position="5.909cm"/>
          <style:tab-stop style:position="16.434cm"/>
          <style:tab-stop style:position="21.902cm"/>
        </style:tab-stops>
        <style:background-image/>
      </style:paragraph-properties>
      <style:text-properties style:text-line-through-style="none" fo:language="fr" fo:country="FR" fo:font-weight="normal" fo:background-color="transparent" style:language-asian="zxx" style:country-asian="none" style:font-weight-asian="normal" style:language-complex="zxx" style:country-complex="none" style:font-weight-complex="normal"/>
    </style:style>
    <style:style style:name="P11" style:family="paragraph" style:parent-style-name="Standard">
      <style:paragraph-properties fo:background-color="transparent">
        <style:tab-stops>
          <style:tab-stop style:position="5.909cm"/>
          <style:tab-stop style:position="16.434cm"/>
          <style:tab-stop style:position="21.902cm"/>
        </style:tab-stops>
        <style:background-image/>
      </style:paragraph-properties>
      <style:text-properties style:text-line-through-style="none" fo:language="fr" fo:country="FR" fo:background-color="transparent" style:language-asian="zxx" style:country-asian="none" style:language-complex="zxx" style:country-complex="none"/>
    </style:style>
    <style:style style:name="P12" style:family="paragraph" style:parent-style-name="Standard">
      <style:paragraph-properties fo:background-color="transparent">
        <style:tab-stops>
          <style:tab-stop style:position="5.909cm"/>
          <style:tab-stop style:position="16.434cm"/>
          <style:tab-stop style:position="21.902cm"/>
        </style:tab-stops>
        <style:background-image/>
      </style:paragraph-properties>
      <style:text-properties style:text-line-through-style="none" fo:language="fr" fo:country="FR" fo:font-style="normal" fo:font-weight="normal" fo:background-color="transparent" style:language-asian="zxx" style:country-asian="none" style:font-style-asian="normal" style:font-weight-asian="normal" style:language-complex="zxx" style:country-complex="none" style:font-style-complex="normal" style:font-weight-complex="normal"/>
    </style:style>
    <style:style style:name="P13" style:family="paragraph" style:parent-style-name="Standard">
      <style:paragraph-properties fo:background-color="transparent">
        <style:tab-stops>
          <style:tab-stop style:position="5.909cm"/>
          <style:tab-stop style:position="16.434cm"/>
          <style:tab-stop style:position="21.902cm"/>
        </style:tab-stops>
        <style:background-image/>
      </style:paragraph-properties>
      <style:text-properties style:use-window-font-color="true" style:text-line-through-style="none" fo:font-size="12pt" fo:language="fr" fo:country="FR" fo:font-weight="normal" fo:background-color="transparent"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background-color="transparent">
        <style:tab-stops>
          <style:tab-stop style:position="5.909cm"/>
          <style:tab-stop style:position="16.434cm"/>
          <style:tab-stop style:position="21.902cm"/>
        </style:tab-stops>
        <style:background-image/>
      </style:paragraph-properties>
      <style:text-properties style:use-window-font-color="true" style:text-line-through-style="none" fo:font-size="12pt" fo:language="fr" fo:country="FR" fo:background-color="transparent" style:font-size-asian="12pt" style:language-asian="zxx" style:country-asian="none" style:font-size-complex="12pt" style:language-complex="zxx" style:country-complex="none"/>
    </style:style>
    <style:style style:name="P15" style:family="paragraph" style:parent-style-name="Standard">
      <style:paragraph-properties fo:background-color="transparent">
        <style:tab-stops>
          <style:tab-stop style:position="5.909cm"/>
          <style:tab-stop style:position="16.434cm"/>
          <style:tab-stop style:position="21.902cm"/>
        </style:tab-stops>
        <style:background-image/>
      </style:paragraph-properties>
      <style:text-properties style:use-window-font-color="true" style:text-line-through-style="none" fo:language="fr" fo:country="FR" fo:background-color="transparent" style:language-asian="zxx" style:country-asian="none" style:language-complex="zxx" style:country-complex="none"/>
    </style:style>
    <style:style style:name="P16" style:family="paragraph" style:parent-style-name="Standard">
      <style:paragraph-properties fo:background-color="transparent">
        <style:tab-stops>
          <style:tab-stop style:position="5.909cm"/>
          <style:tab-stop style:position="16.434cm"/>
          <style:tab-stop style:position="21.902cm"/>
        </style:tab-stops>
        <style:background-image/>
      </style:paragraph-properties>
      <style:text-properties style:use-window-font-color="true" style:text-line-through-style="none" fo:language="fr" fo:country="FR" fo:font-weight="normal" fo:background-color="transparent" style:language-asian="zxx" style:country-asian="none" style:font-weight-asian="normal" style:language-complex="zxx" style:country-complex="none" style:font-weight-complex="normal"/>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text-line-through-style="solid"/>
    </style:style>
    <style:style style:name="T6" style:family="text">
      <style:text-properties style:text-line-through-style="none" fo:language="fr" fo:country="FR" style:language-asian="zxx" style:country-asian="none" style:language-complex="zxx" style:country-complex="none"/>
    </style:style>
    <style:style style:name="T7" style:family="text">
      <style:text-properties style:text-line-through-style="none" fo:language="fr" fo:country="FR" fo:font-weight="normal" style:language-asian="zxx" style:country-asian="none" style:font-weight-asian="normal" style:language-complex="zxx" style:country-complex="none" style:font-weight-complex="normal"/>
    </style:style>
    <style:style style:name="T8" style:family="text">
      <style:text-properties fo:language="fr" fo:country="FR" style:language-asian="zxx" style:country-asian="none" style:language-complex="zxx" style:country-complex="none"/>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times new roman"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Sceptre de Convocation inconventionnelle de Nustill est un objet qui permet d'invoquer une fois par jour un personnage tiré d'une autre réalité; c'est à dire qui n'a rien à voir avec Les Royaumes Oubliés, ni même Donjon et Dragon ou n'importe lequel de ses univers (qui sont tous connectés par le plan astral). Voilà la liste de tout ce que le sceptre peut convoquer :</text:p>
      <text:p text:style-name="P1"/>
      <text:p text:style-name="P3">Rampant<text:tab/>Jeu vidéo – Morrowind<text:tab/>Marchand<text:tab/>Gobelin, achète tout au prix maximal</text:p>
      <text:p text:style-name="P3">Le ranger du Chaos<text:tab/>Monde réel - Musique - Naheulband<text:tab/>Rôdeur 1<text:tab/></text:p>
      <text:p text:style-name="P3">Gilbert Gunderson<text:tab/><text:span text:style-name="T2">Série TV – </text:span><text:span text:style-name="T4">Dessin animé - <text:s/>Les simpsons<text:tab/>Moine 1<text:tab/></text:span></text:p>
      <text:p text:style-name="P3">Léguman<text:tab/>Série TV - Téléchat<text:tab/>Moine 2<text:tab/>Ettercap</text:p>
      <text:p text:style-name="P3">Hillock<text:tab/>Jeu vidéo - Path of Exil<text:tab/>Guerrier 3<text:tab/>Demi-ogre, réanimé</text:p>
      <text:p text:style-name="P3">Griff Tannen<text:tab/>Film - Retour vers le futur 2<text:tab/>Guerrier 3<text:tab/>Demi-ogre</text:p>
      <text:p text:style-name="P3">Christof Romuald <text:tab/>Jeu vidéo - Vampire: la mascarade – Rédemption<text:tab/>Chevalier 4</text:p>
      <text:p text:style-name="P3">Dan Hibiki<text:tab/>Jeu vidéo <text:span text:style-name="T4">(série) </text:span>- Street fighter<text:tab/>Moine 5<text:tab/>Quand à perdu 50% de sa vie, gagne un "super" coup spécial</text:p>
      <text:p text:style-name="P3">Ispher<text:tab/>Jeu de société - Descent 2eme édition<text:tab/>Prêtre 5<text:tab/>Homme lézard, régénère 2 pvs par round, familier dragonnet</text:p>
      <text:p text:style-name="P3">Nitouche<text:tab/>Jeu de rôle - Rêve de dragon<text:tab/>Barde 5</text:p>
      <text:p text:style-name="P3">Forgrimm<text:tab/>Jeu vidéo - Drakensang/Drakensang 2<text:tab/>Guerrier 6<text:tab/>Nain</text:p>
      <text:p text:style-name="P3">Mokla<text:tab/>Bande dessinée<text:span text:style-name="T4"> (série) - </text:span>L'épée de cristal<text:tab/>Guerrière 6<text:tab/>Halfelin</text:p>
      <text:p text:style-name="P3">Godefroy de Montmirail<text:tab/>Film - Les visiteurs<text:tab/>Guerrier 8</text:p>
      <text:p text:style-name="P3">Lenny<text:tab/>Jeu vidéo - Fallout II<text:tab/>Prêtre 8<text:tab/>Goule, que des sorts de soin</text:p>
      <text:p text:style-name="P3">Galford D.weller<text:tab/>Jeu vidéo <text:span text:style-name="T4">(série) </text:span>- Samuraï Shodown<text:tab/>Guerrier 8<text:tab/>Animal de compagnie loup arctique, 2x Boule de foudre</text:p>
      <text:p text:style-name="P3">Chantäl Gohya<text:tab/>Monde réel - Les inconnus, le pestacle<text:tab/>Barde 8<text:tab/>Chante "les insectes sont nos amis" et fait apparaître des araignées et/ou des scarabées</text:p>
      <text:p text:style-name="P3"><text:span text:style-name="T5">Link</text:span> → Kelesis<text:tab/>Jeu vidéo - Golvelius<text:tab/>Guerrier 8<text:tab/></text:p>
      <text:p text:style-name="P3">Jason Voorhees<text:tab/>Film<text:span text:style-name="T4"> (série) - </text:span>Vendredi 13<text:tab/>Guerrier 8<text:tab/>Revenant, immortel</text:p>
      <text:p text:style-name="P10">Brumaire Courte-dague<text:tab/>Bande dessinée <text:s/>(série) - Les feux d'Askell<text:tab/>Voleur 9<text:tab/>Spécialisé dague de lancer</text:p>
      <text:p text:style-name="P10">Pile-ou-Face<text:tab/>Bande dessinée <text:s/>(série) – Chroniques de Lune Noire<text:tab/>Guerrier 8 / Bretteur 10<text:tab/>Elfe. Une épée sainte + une épée maléfique</text:p>
      <text:p text:style-name="P3">Shino Aburame<text:tab/>Manga - Naruto<text:tab/>Druide 10<text:tab/>Spécialisé dans les insectes (sort d'insectes niveau 1, 3 et 5 &amp; conjuration d'araignées niveau 3)</text:p>
      <text:p text:style-name="P3">Morkaï<text:tab/>Bande dessinée - Légendes des contrées oubliées<text:tab/>Barbare 10<text:tab/>Ogrillon</text:p>
      <text:p text:style-name="P11"><text:span text:style-name="T4">Tao Pai Pai<text:tab/>Manga - Dragon Ball Z<text:tab/>Moine 10</text:span></text:p>
      <text:p text:style-name="P3">Matkina<text:tab/>Jeu vidéo - Torment, Tides of Numenéra<text:tab/>Assassin 10<text:tab/>½ orque</text:p>
      <text:p text:style-name="P4">Imrijka<text:tab/>Jeu de rôle - Pathfinder<text:tab/>Inquisitrice 10</text:p>
      <text:p text:style-name="P4">Homnibus<text:tab/>Bande dessinée (série) - Les Schtroumpfs<text:tab/>Magicien 11</text:p>
      <text:p text:style-name="P4">Krän<text:tab/>Bande dessinée (série) - Krän le barbare<text:tab/>Barbare 11</text:p>
      <text:p text:style-name="P8"><text:span text:style-name="T6">Tukaram <text:tab/>Jeu</text:span><text:span text:style-name="T8"> vidéo – </text:span>Severance : Blade of Darkness<text:tab/>Barbare 11</text:p>
      <text:p text:style-name="P3">Hiravias<text:tab/>Jeu vidéo - Pillars of Eternity<text:tab/>Métamorphe 11<text:tab/>Halfelin, Armure lourde, 3x métamorphe durée 1 tour</text:p>
      <text:p text:style-name="P3">Gilius Thunderhead <text:tab/>Jeu vidéo <text:span text:style-name="T4">(série) –</text:span> Golden axe<text:tab/>Guerrier 11<text:tab/>Appelle une fois la foudre sur tous les ennemis présents</text:p>
      <text:p text:style-name="P10">Gar <text:tab/>Jeu vidéo - Arcanum<text:tab/>Guerrier 12<text:tab/>½ orque, peau verdâtre (Hache pyrotechnique, Armure de barbare, Disrupteur de flux et autre équipement)</text:p>
      <text:p text:style-name="P3">Shale<text:tab/>Jeu vidéo - Dragon age : origine<text:tab/>Guerrier 12<text:tab/>Golem de pierre, aura qui booste les alliés</text:p>
      <text:p text:style-name="P3"><text:span text:style-name="T4">Sélace<text:tab/>Livre (série) - </text:span>Les Chevaliers d’Émeraude <text:span text:style-name="T4"><text:tab/>Sorcier druidique 12<text:tab/>Sahuagin</text:span></text:p>
      <text:p text:style-name="P4">Yu Shu Lien<text:tab/>Film - Tigre et dragon<text:tab/>Guerrière 12</text:p>
      <text:p text:style-name="P10">Lloyd Irving<text:tab/>Jeu vidéo - Tales of Symphonia<text:tab/>Guerrier 12<text:tab/>2x Tornade d'acier, 2x poing d'acier</text:p>
      <text:p text:style-name="P4">Kriss de Valnor<text:tab/>Bande dessinée (série) - <text:s/>Thorgal<text:tab/>Guerrier (archer) 12</text:p>
      <text:p text:style-name="P4">Lantry<text:tab/>Jeu vidéo – Tyranny<text:tab/>Guerrier 3 → Mage 12<text:tab/>Spécialisé dague de lancer, sorts de soin/druidique, capacités spéciales</text:p>
      <text:p text:style-name="P4">Noritaka Sawamura<text:tab/>Manga - Nori Taka<text:tab/>Moine 13</text:p>
      <text:p text:style-name="P5">Dame Gorge<text:tab/>Bande dessinée (série) - Gorn<text:tab/>Guerrière 13<text:tab/>Naine, 3x Grand cri</text:p>
      <text:p text:style-name="P12">Sac-à-souris<text:tab/>Livre (série) - The witcher<text:tab/>Druide 13</text:p>
      <text:p text:style-name="P5">Tristelune<text:tab/>Livre (série) – Elric<text:tab/>Bretteur 14<text:tab/>2 armes, cimeterre &amp; bâtarde</text:p>
      <text:p text:style-name="P4">Razahir Khemse<text:tab/>Film (série) - Underworld<text:tab/>Guerrier 14<text:tab/>Loup-garou</text:p>
      <text:p text:style-name="P10">Ragnar Lodbrok<text:tab/>Monde réel - Légendes scandinaves / Série TV<text:tab/>Guerrier 14</text:p>
      <text:p text:style-name="P4">Mandorallen<text:tab/>Livre (série) - La Belgariade / La mallorée<text:tab/>Chevalier 14</text:p>
      <text:p text:style-name="P4">Éowyn<text:tab/>Livre (série) - Le seigneur des anneaux<text:tab/>Chevalière 14</text:p>
      <text:p text:style-name="P4">Fuam<text:tab/>Manga (série) - Fly/Dragon Quest<text:tab/>Moine 14</text:p>
      <text:p text:style-name="P3">Orgoch<text:tab/><text:span text:style-name="T4">Livre (série) - </text:span>Chroniques de Prydain<text:tab/>Sorcière 15<text:tab/>Animation de citoyenne enrobée</text:p>
      <text:p text:style-name="P4">Michonne<text:tab/>Bande dessinée (série) - The Walking Dead<text:tab/>Guerrière 15</text:p>
      <text:p text:style-name="P4">Brienne de Torth<text:tab/>Livre (série) - Le trône de fer<text:tab/>Paladine 15</text:p>
      <text:p text:style-name="P10">Rick WTM-72<text:tab/><text:span text:style-name="T1">Série TV – </text:span>Dessin animé - <text:s/>Rick et Morty<text:tab/>Kensaï 15</text:p>
      <text:p text:style-name="P4">Muradin barbe-de-bronze<text:tab/>Jeu vidéo (série) – Warcraft<text:tab/>Guerrier 15<text:tab/>Nain</text:p>
      <text:p text:style-name="P10">Cavendish<text:tab/>Manga (série) - One piece<text:tab/>Guerrier 15<text:tab/>Double personnalité (deuxième = peau d'ombre, tornade d'acier permanente et mouvement 150%)</text:p>
      <text:p text:style-name="P4">Madmartigan<text:tab/>Film – Willow<text:tab/>Guerrier 16</text:p>
      <text:p text:style-name="P4"><text:soft-page-break/>Musclor<text:tab/><text:span text:style-name="T1">Série TV – </text:span>Dessin animé - Les maîtres de l'univers<text:tab/>Barbare 16<text:tab/>Animal de compagnie Kringer, tigre à dent de sabre vert</text:p>
      <text:p text:style-name="P11">Alexander Anderson<text:tab/>Manga<text:span text:style-name="T4"> (série) - </text:span>Hellsing<text:tab/>Tueur de mort vivants 16</text:p>
      <text:p text:style-name="P11">Kirito<text:tab/><text:span text:style-name="T9">Manga (série) - Sword art online<text:tab/>Guerrier 16<text:tab/>2 armes, +1 attaque/round</text:span></text:p>
      <text:p text:style-name="P11">Beatrix Kiddo<text:tab/>Film - Kill Bill<text:tab/>Kensaï 16<text:tab/></text:p>
      <text:p text:style-name="P10">Benjamin Grimm<text:tab/>Comics - Marvel<text:tab/>Guerrier 16<text:tab/>Élémental de terre orangé</text:p>
      <text:p text:style-name="P10">Okko<text:tab/>Bande dessinée (série) – Okko<text:tab/><text:span text:style-name="T1">Tueur de mvs &amp; de démons 16</text:span></text:p>
      <text:p text:style-name="P10">Requiem<text:tab/>Bande dessinée (série) – Requiem, chevalier vampire<text:tab/>Guerrier 16<text:tab/>Animation de Cambion, vampire</text:p>
      <text:p text:style-name="P10">Umbre Tombétoile<text:tab/>Livre (série) - L'assassin royal<text:tab/>Assassin 17 / mage 4</text:p>
      <text:p text:style-name="P6">Shiba Tsukune<text:tab/>Jeu de rôle : Légende des 5 anneaux<text:tab/>Guerrier 7 → Wu jen 14</text:p>
      <text:p text:style-name="P13">Durza<text:tab/>Livre (série) - L'Héritage<text:tab/>Sorcelier 16<text:tab/>Ombre (version L'héritage )</text:p>
      <text:p text:style-name="P7">Vlad von Carstein<text:tab/>Jeu de société - Warhammer<text:tab/>Guerrier 12 / Nécromancien 13<text:tab/>Vampire, immortel (par son anneau), épée vampirique</text:p>
      <text:p text:style-name="P7">Sheltem<text:tab/>Jeu vidéo (série) – Might and Magic<text:tab/><text:span text:style-name="T1">Guerrier 13 / Magicien 13<text:tab/>Animation sarevok, hallebarde</text:span></text:p>
      <text:p text:style-name="P4">Knolan<text:tab/>Bande dessinée - Battle Chaser<text:tab/>Magicien guérisseur 17</text:p>
      <text:p text:style-name="P8"><text:span text:style-name="T7">Thanos </text:span><text:span text:style-name="T4">Averroës </text:span><text:span text:style-name="T7"><text:tab/>Bande dessinée (série) - Lanfeust de Troy<text:tab/>Guerrier 17</text:span><text:span text:style-name="T6"><text:tab/>Téléportation et disparition si pvs -10%</text:span></text:p>
      <text:p text:style-name="P10">Gerrard Capashen<text:tab/>Jeu de société - Magic The Gathering<text:tab/>Maître d'arme 17</text:p>
      <text:p text:style-name="P10">Rito Revolto<text:tab/>Série TV - Power rangers<text:tab/>Guerrier 17<text:tab/>Animation squelette en armure</text:p>
      <text:p text:style-name="P15">Buffy Summers<text:tab/>Série TV – Buffy contre les vampires<text:tab/>Tueuse de mvs &amp; de démons 17</text:p>
      <text:p text:style-name="P16">Spartacus<text:tab/>Monde réel - Histoire gréco-romaine<text:tab/>Guerrier 17</text:p>
      <text:p text:style-name="P16">Nynaeve al'meara<text:tab/>Livre (série) - La roue du temps<text:tab/>Sorcière guérisseuse 17<text:tab/>Sort additionnels de soins</text:p>
      <text:p text:style-name="P16">Reine Geleeda la Blanche<text:tab/>Jeu de rôle - Les Terres balafrées<text:tab/>Sorcière 18</text:p>
      <text:p text:style-name="P4">Tut-Tuuut-Ankh-Ammon<text:tab/>Jeu de société - Munchkin<text:tab/>Prêtre 18<text:tab/>Momie royale</text:p>
      <text:p text:style-name="P4">Imhotep (la momie)<text:tab/>Film (série) - La momie<text:tab/>Prêtre18<text:tab/>Momie royale, sorts additionnels druidiques</text:p>
      <text:p text:style-name="P4">Ashram<text:tab/>Film - Chroniques de la Guerre de Lodoss<text:tab/>Guerrier 18</text:p>
      <text:p text:style-name="P4">Galaad<text:tab/>Monde réel – Légende arthurienne<text:tab/>Paladin 18</text:p>
      <text:p text:style-name="P9"><text:span text:style-name="T10">Le Guinea Lord</text:span><text:tab/>Bande dessinée - Complainte des landes perdues<text:tab/>Guerrier 18<text:tab/>Animation sarevok, invulnérable, accompagné de chiens monstrueux</text:p>
      <text:p text:style-name="P11">Thulsa Doom<text:tab/>Film - Conan<text:tab/>Guerrier 18<text:tab/>Animation sarevok</text:p>
      <text:p text:style-name="P10">Le Kurgan<text:tab/>Film – Highlander<text:tab/>Guerrier 18<text:tab/>Animation sarevok, immortel</text:p>
      <text:p text:style-name="P11">Barr-find<text:tab/>Bande dessinée - Le grand pouvoir du Chninkel<text:tab/>Guerrier 18</text:p>
      <text:p text:style-name="P4">Akame<text:tab/>Manga (série) - Red eye sword<text:tab/>Kensaï 18<text:tab/>Frappe empoisonnée mortelle</text:p>
      <text:p text:style-name="P10">Kenshirô<text:tab/>Manga (série) - Ken le survivant<text:tab/>Moine 18<text:tab/>Frappe mortelle avec jds contre mort à -6 après 1 round (sprotch !)</text:p>
      <text:p text:style-name="P10">Celeb'hel<text:tab/>Jeu vidéo - Dungeon Siege II: Broken World<text:tab/>Nécromancien 18<text:tab/>Elfe</text:p>
      <text:p text:style-name="P13">Bang<text:tab/>Manga (série) - One punch man<text:tab/>Moine 18</text:p>
      <text:p text:style-name="P13">Lady Shiva<text:tab/>Comics - DC<text:tab/>Moine 19<text:tab/>Camouflage +50, Attaque sournoise x4, paume tremblante +1 , pas de coup étourdissant, pas de RM.</text:p>
      <text:p text:style-name="P10">Glinda<text:tab/><text:span text:style-name="T3">Livre (série) - Le magicien d'Oz<text:tab/>Sorcière 19<text:tab/></text:span></text:p>
      <text:p text:style-name="P3">Bénédict d'Ambre<text:tab/>Livre<text:span text:style-name="T4"> (série) – Les princes d'ambre<text:tab/>Guerrier 19<text:tab/>Immortel et ambidextre</text:span></text:p>
      <text:p text:style-name="P10">Mickaël Klaxon<text:tab/>Monde réel - légère déformation de la réalité<text:tab/>Barde 19<text:tab/>Quand chante, fait apparaître des zombis</text:p>
      <text:p text:style-name="P14">Kratos<text:tab/>Jeu vidéo - Série Gods of War<text:tab/>Guerrier 20<text:tab/>Demi-dieu, nombreux pouvoirs</text:p>
      <text:p text:style-name="P14">Zagor<text:tab/>Livre<text:span text:style-name="T4"> (série) – </text:span>LDVELH Défis fantastique, 3 livres<text:tab/>Magicien 20<text:tab/>Animation liche noire/rouge, demi-démon</text:p>
      <text:p text:style-name="P11"><text:span text:style-name="T3">Sunulael (le Prêtre de l'ombre)<text:tab/>Jeu de rôle : Midnight<text:tab/>Prêtre 21<text:tab/>Animation liche</text:span></text:p>
      <text:p text:style-name="P3">Mémé Ciredutemps<text:tab/><text:span text:style-name="T4">Livre (série) - </text:span>Les annales du Disque monde<text:tab/>Magicienne 22</text:p>
      <text:p text:style-name="P4">Albus Dumbledore <text:tab/>Livre (série) – Harry potter<text:tab/>Magicien 22</text:p>
      <text:p text:style-name="P10">Tyrael<text:tab/>Jeu vidéo - Diablo II, lord of destruction<text:tab/>Paladin 23<text:tab/>Deva monadique</text:p>
      <text:p text:style-name="P3">Falgant<text:tab/>Bande dessinée<text:span text:style-name="T4"> (série) - </text:span>Anachron<text:tab/>Skalde 25<text:tab/></text:p>
      <text:p text:style-name="P4">Zandalor<text:tab/>Jeu vidéo (série) - Divinity<text:tab/>Mage 28</text:p>
      <text:p text:style-name="P4">Zaraki Kenpachi<text:tab/>Manga (série) - Bleach<text:tab/>Kensaï 30<text:tab/>Increvable</text:p>
      <text:p text:style-name="P3">Docteur Manathan<text:tab/>Comics - Les gardiens<text:tab/>Psioniste 49<text:tab/>Quasi-dieu, invulnérable, peau bleue, se dédouble, regard mortel sans jds (sprotch !)</text:p>
      <text:p text:style-name="P3">Jean Chuck Van Norris<text:tab/>Monde réel <text:span text:style-name="T4">- </text:span>Fusion de 2 personnages<text:tab/><text:span text:style-name="T4">Moine / Psioniste 50/50<text:tab/>Quasi-dieu, i</text:span>nvulnérable, regard mortel sur zone sans jds, frappe désintègrante sans jds.</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time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2M42S</meta:editing-duration>
    <meta:editing-cycles>3</meta:editing-cycles>
    <meta:generator>OpenOffice/4.1.7$Win32 OpenOffice.org_project/417m1$Build-9800</meta:generator>
    <dc:date>2021-10-31T18:23:25.63</dc:date>
    <meta:document-statistic meta:table-count="0" meta:image-count="0" meta:object-count="0" meta:page-count="2" meta:paragraph-count="101" meta:word-count="1383" meta:character-count="8259"/>
    <meta:user-defined meta:name="Info 1"/>
    <meta:user-defined meta:name="Info 2"/>
    <meta:user-defined meta:name="Info 3"/>
    <meta:user-defined meta:name="Info 4"/>
  </office:meta>
</office:document-meta>
</file>